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F00000212B698589F9C0CCDCC.png" manifest:media-type="image/png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2" svg:font-family="'Lohit Devanagari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ushGreen-subtitle">
      <style:graphic-properties draw:fill-color="#ffffff" fo:min-height="17.685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3.609cm"/>
    </style:style>
    <style:style style:name="pr5" style:family="presentation" style:parent-style-name="LushGreen-outline1">
      <style:graphic-properties fo:min-height="14.485cm"/>
    </style:style>
    <style:style style:name="pr6" style:family="presentation" style:parent-style-name="LushGreen-subtitle">
      <style:graphic-properties draw:fill-color="#ffffff" fo:min-height="13.609cm"/>
    </style:style>
    <style:style style:name="pr7" style:family="presentation" style:parent-style-name="LushGreen-subtitle">
      <style:graphic-properties draw:fill-color="#ffffff" fo:min-height="14.072cm"/>
    </style:style>
    <style:style style:name="pr8" style:family="presentation" style:parent-style-name="LushGreen-title">
      <style:graphic-properties draw:fill-color="#ffffff" draw:auto-grow-height="true" fo:min-height="2.4cm"/>
    </style:style>
    <style:style style:name="pr9" style:family="presentation" style:parent-style-name="LushGreen-subtitle">
      <style:graphic-properties draw:fill-color="#ffffff" fo:min-height="15.612cm"/>
    </style:style>
    <style:style style:name="pr10" style:family="presentation" style:parent-style-name="LushGreen-outline1">
      <style:graphic-properties draw:auto-grow-height="true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.499cm" fo:text-align="star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e6e6e6"/>
      <style:paragraph-properties fo:text-align="center"/>
    </style:style>
    <style:style style:name="T1" style:family="text">
      <style:text-properties fo:font-size="24pt" style:font-size-asian="22pt" style:font-size-complex="22pt"/>
    </style:style>
    <style:style style:name="T2" style:family="text">
      <style:text-properties fo:font-size="24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erif1" fo:font-weight="bold" style:font-weight-complex="bold"/>
    </style:style>
    <style:style style:name="T4" style:family="text">
      <style:text-properties style:font-name="Liberation Serif1" fo:font-weight="normal" style:font-weight-asian="normal" style:font-weight-complex="normal"/>
    </style:style>
    <style:style style:name="T5" style:family="text">
      <style:text-properties fo:color="#ff00ff" style:font-name="Liberation Serif1"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beration Serif1" fo:font-size="26pt" fo:font-weight="bold" style:font-size-asian="26pt" style:font-size-complex="26pt" style:font-weight-complex="bold"/>
    </style:style>
    <style:style style:name="T8" style:family="text">
      <style:text-properties fo:color="#0000ff" style:font-name="Liberation Serif1" fo:font-size="26pt" fo:font-weight="bold" style:font-size-asian="26pt" style:font-size-complex="26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00ff" fo:font-size="32pt" style:font-size-asian="32pt" style:font-size-complex="32pt"/>
    </style:style>
    <style:style style:name="T11" style:family="text">
      <style:text-properties fo:color="#0000ff" fo:font-size="32pt" style:font-size-asian="32pt" style:font-size-complex="32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style:font-name="Liberation Serif1" fo:font-size="32pt" style:font-size-asian="32pt" style:font-size-complex="32pt"/>
    </style:style>
    <style:style style:name="T14" style:family="text">
      <style:text-properties style:font-name="Liberation Serif1" fo:font-size="32pt" fo:font-weight="bold" style:font-size-asian="32pt" style:font-size-complex="32pt" style:font-weight-complex="bold"/>
    </style:style>
    <style:style style:name="T15" style:family="text">
      <style:text-properties fo:color="#ff00ff" style:font-name="Liberation Serif1" fo:font-size="32pt" fo:font-weight="bold" style:font-size-asian="32pt" style:font-size-complex="32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80" fo:font-size="20pt" style:font-size-asian="20pt" style:font-size-complex="20pt"/>
    </style:style>
    <style:style style:name="T18" style:family="text">
      <style:text-properties fo:color="#c0c0c0" fo:font-size="20pt" style:font-size-asian="20pt" style:font-size-complex="20pt"/>
    </style:style>
    <style:style style:name="T19" style:family="text">
      <style:text-properties fo:color="#008000" fo:font-size="20pt" style:font-size-asian="20pt" style:font-size-complex="20pt"/>
    </style:style>
    <style:style style:name="T20" style:family="text">
      <style:text-properties fo:color="#808000" fo:font-size="20pt" style:font-size-asian="20pt" style:font-size-complex="20pt"/>
    </style:style>
    <style:style style:name="T21" style:family="text">
      <style:text-properties fo:color="#00677c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800080" fo:font-size="20pt" style:font-size-asian="20pt" style:font-size-complex="20pt"/>
    </style:style>
    <style:style style:name="T23" style:family="text">
      <style:text-properties fo:color="#092e64" fo:font-size="20pt" style:font-size-asian="20pt" style:font-size-complex="20pt"/>
    </style:style>
    <style:style style:name="T24" style:family="text">
      <style:text-properties fo:color="#00677c" fo:font-size="20pt" style:font-size-asian="20pt" style:font-size-complex="20pt"/>
    </style:style>
    <style:style style:name="T25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1">Accès aux fichiers en C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3" draw:text-style-name="P1" draw:layer="layout" svg:width="25.2cm" svg:height="2.4cm" svg:x="1.4cm" svg:y="0.8cm" presentation:class="title">
          <draw:text-box>
            <text:p text:style-name="P1">Accès aux fichiers en C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p text:style-name="P3"/>
            <text:p text:style-name="P3"/>
            <text:list text:style-name="L2">
              <text:list-item>
                <text:p text:style-name="P1">Principe</text:p>
              </text:list-item>
              <text:list-item>
                <text:p text:style-name="P1">Accès bas niveau</text:p>
              </text:list-item>
              <text:list-item>
                <text:p text:style-name="P1">Accès haut niveau</text:p>
              </text:list-item>
              <text:list-item>
                <text:p text:style-name="P1">Gestion des erreu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draw:frame presentation:style-name="pr3" draw:text-style-name="P1" draw:layer="layout" svg:width="25.2cm" svg:height="2.4cm" svg:x="1.4cm" svg:y="0.8cm" presentation:class="title">
          <draw:text-box>
            <text:p text:style-name="P1">Principe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es fichiers possède un </text:span><text:span text:style-name="T2">nom physique</text:span><text:span text:style-name="T1"> (ex : toto.txt). </text:span></text:p>
              </text:list-item>
              <text:list-item>
                <text:p text:style-name="P1"><text:span text:style-name="T1">En programmation, le nom physique est seulement utilisé pour récupérer les propriétés du fichier (son type, son emplacement sur le disque, sa date de création, de modification...). </text:span></text:p>
              </text:list-item>
              <text:list-item>
                <text:p text:style-name="P1"><text:span text:style-name="T1">Pour manipuler le fichier, les programmes utilisent un </text:span><text:span text:style-name="T2">nom logique</text:span><text:span text:style-name="T1"> qui est un identificateur renvoyé lors de l’ouverture ou de la création d’un fichier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draw:frame presentation:style-name="pr3" draw:text-style-name="P1" draw:layer="layout" svg:width="25.2cm" svg:height="2.4cm" svg:x="1.4cm" svg:y="0.8cm" presentation:class="title">
          <draw:text-box>
            <text:p text:style-name="P1">Principe</text:p>
          </draw:text-box>
        </draw:frame>
        <draw:frame presentation:style-name="pr5" draw:text-style-name="P4" draw:layer="layout" svg:width="25.199cm" svg:height="14.485cm" svg:x="1.4cm" svg:y="4.914cm" presentation:class="outline" presentation:user-transformed="true">
          <draw:text-box>
            <text:list text:style-name="L2">
              <text:list-item>
                <text:p text:style-name="P1">Ouverture</text:p>
                <text:list>
                  <text:list-header>
                    <text:p text:style-name="P1"/>
                  </text:list-header>
                </text:list>
              </text:list-item>
              <text:list-item>
                <text:p text:style-name="P1">Traitement</text:p>
                <text:list>
                  <text:list-header>
                    <text:p/>
                  </text:list-header>
                </text:list>
              </text:list-item>
              <text:list-item>
                <text:p text:style-name="P1">Ferme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draw:frame presentation:style-name="pr3" draw:text-style-name="P1" draw:layer="layout" svg:width="25.2cm" svg:height="2.4cm" svg:x="1.4cm" svg:y="0.8cm" presentation:class="title">
          <draw:text-box>
            <text:p text:style-name="P1">Principe</text:p>
          </draw:text-box>
        </draw:frame>
        <draw:frame presentation:style-name="pr5" draw:text-style-name="P4" draw:layer="layout" svg:width="25.199cm" svg:height="14.485cm" svg:x="1.4cm" svg:y="4.914cm" presentation:class="outline" presentation:user-transformed="true">
          <draw:text-box>
            <text:list text:style-name="L2">
              <text:list-item>
                <text:p text:style-name="P1">Ouverture</text:p>
                <text:list>
                  <text:list-item>
                    <text:p text:style-name="P1">Lecture</text:p>
                  </text:list-item>
                  <text:list-item>
                    <text:p text:style-name="P1">Ecriture</text:p>
                  </text:list-item>
                  <text:list-item>
                    <text:p text:style-name="P1">Ajout</text:p>
                  </text:list-item>
                  <text:list-item>
                    <text:p text:style-name="P1">Création</text:p>
                  </text:list-item>
                </text:list>
              </text:list-item>
              <text:list-item>
                <text:p text:style-name="P1">Traitement</text:p>
                <text:list>
                  <text:list-header>
                    <text:p/>
                  </text:list-header>
                </text:list>
              </text:list-item>
              <text:list-item>
                <text:p text:style-name="P1">Ferme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draw:frame presentation:style-name="pr3" draw:text-style-name="P1" draw:layer="layout" svg:width="25.2cm" svg:height="2.4cm" svg:x="1.4cm" svg:y="0.8cm" presentation:class="title">
          <draw:text-box>
            <text:p text:style-name="P1">Principe</text:p>
          </draw:text-box>
        </draw:frame>
        <draw:frame presentation:style-name="pr5" draw:text-style-name="P4" draw:layer="layout" svg:width="25.199cm" svg:height="14.485cm" svg:x="1.4cm" svg:y="4.914cm" presentation:class="outline" presentation:user-transformed="true">
          <draw:text-box>
            <text:list text:style-name="L2">
              <text:list-item>
                <text:p text:style-name="P1">Ouverture</text:p>
                <text:list>
                  <text:list-item>
                    <text:p text:style-name="P1">Lecture</text:p>
                  </text:list-item>
                  <text:list-item>
                    <text:p text:style-name="P1">Ecriture</text:p>
                  </text:list-item>
                  <text:list-item>
                    <text:p text:style-name="P1">Ajout</text:p>
                  </text:list-item>
                  <text:list-item>
                    <text:p text:style-name="P1">Création</text:p>
                  </text:list-item>
                </text:list>
              </text:list-item>
              <text:list-item>
                <text:p text:style-name="P1">Traitement</text:p>
                <text:list>
                  <text:list-item>
                    <text:p>Lecture</text:p>
                  </text:list-item>
                  <text:list-item>
                    <text:p>Ecriture</text:p>
                  </text:list-item>
                </text:list>
              </text:list-item>
              <text:list-item>
                <text:p text:style-name="P1">Fermetu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0">
        <draw:frame presentation:style-name="pr3" draw:text-style-name="P1" draw:layer="layout" svg:width="25.2cm" svg:height="2.4cm" svg:x="1.4cm" svg:y="0.8cm" presentation:class="title">
          <draw:text-box>
            <text:p text:style-name="P1">Accès bas niveau</text:p>
          </draw:text-box>
        </draw:frame>
        <draw:frame presentation:style-name="pr6" draw:text-style-name="P2" draw:layer="layout" svg:width="25.199cm" svg:height="13.609cm" svg:x="1.4cm" svg:y="5.039cm" presentation:class="subtitle" presentation:user-transformed="true">
          <draw:text-box>
            <text:p text:style-name="P5"/>
            <text:p text:style-name="P5">Approche dite de <text:span text:style-name="T3">bas niveau ou "par octet"</text:span>. </text:p>
            <text:p text:style-name="P5"/>
            <text:p text:style-name="P5">L'accès au fichier dépend directement du système.</text:p>
            <text:p text:style-name="P5"/>
            <text:p text:style-name="P5">Dans ce cas, la manipulation des fichiers se fait par un identificateur de type <text:span text:style-name="T3">entier </text:span><text:span text:style-name="T4">(</text:span><text:span text:style-name="T5">descripteur</text:span><text:span text:style-name="T4">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0">
        <draw:frame presentation:style-name="pr3" draw:text-style-name="P1" draw:layer="layout" svg:width="25.2cm" svg:height="2.4cm" svg:x="1.4cm" svg:y="0.8cm" presentation:class="title">
          <draw:text-box>
            <text:p text:style-name="P1">Accès bas niveau</text:p>
          </draw:text-box>
        </draw:frame>
        <draw:frame presentation:style-name="pr6" draw:text-style-name="P2" draw:layer="layout" svg:width="25.199cm" svg:height="13.609cm" svg:x="1.4cm" svg:y="5.039cm" presentation:class="subtitle" presentation:user-transformed="true">
          <draw:text-box>
            <text:p text:style-name="P5">Descripteurs standards : </text:p>
            <text:p text:style-name="P5"/>
            <text:list text:style-name="L1">
              <text:list-item>
                <text:p text:style-name="P5"><text:s/>stdin (0)</text:p>
              </text:list-item>
              <text:list-item>
                <text:p text:style-name="P5"><text:s/>stdout (1)</text:p>
              </text:list-item>
              <text:list-item>
                <text:p text:style-name="P5"><text:s/>stderr (2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3T0">
        <draw:frame presentation:style-name="pr3" draw:text-style-name="P1" draw:layer="layout" svg:width="25.2cm" svg:height="2.4cm" svg:x="1.4cm" svg:y="0.8cm" presentation:class="title">
          <draw:text-box>
            <text:p text:style-name="P1">Accès bas niveau</text:p>
          </draw:text-box>
        </draw:frame>
        <draw:frame presentation:style-name="pr7" draw:text-style-name="P2" draw:layer="layout" svg:width="25.199cm" svg:height="14.072cm" svg:x="1.4cm" svg:y="4.808cm" presentation:class="subtitle" presentation:user-transformed="true">
          <draw:text-box>
            <text:p text:style-name="P5">Seulement 5 fonctions (sous UNIX/LINUX):</text:p>
            <text:p text:style-name="P5"/>
            <text:list text:style-name="L1">
              <text:list-item>
                <text:p text:style-name="P5"><text:s/>creat</text:p>
              </text:list-item>
              <text:list-item>
                <text:p text:style-name="P5"><text:s/>open</text:p>
              </text:list-item>
              <text:list-item>
                <text:p text:style-name="P5"><text:s/>read</text:p>
              </text:list-item>
              <text:list-item>
                <text:p text:style-name="P5"><text:s/>write</text:p>
              </text:list-item>
              <text:list-item>
                <text:p text:style-name="P5"><text:s/>close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3T0"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6" draw:text-style-name="P6" draw:layer="layout" svg:width="25.199cm" svg:height="13.609cm" svg:x="1.4cm" svg:y="5.034cm" presentation:class="subtitle" presentation:user-transformed="true">
          <draw:text-box>
            <text:p text:style-name="P5"><text:span text:style-name="T6">Approche dite de </text:span><text:span text:style-name="T7">haut niveau où l’on considère le fichier comme un ensemble de blocs structurés</text:span><text:span text:style-name="T6">.</text:span></text:p>
            <text:p text:style-name="P5"/>
            <text:p text:style-name="P5"><text:span text:style-name="T6">L'accès est indépendant du système (les fonctions utilisées sont standard quelquesoit le système d'exploitation).</text:span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0"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6" draw:text-style-name="P6" draw:layer="layout" svg:width="25.199cm" svg:height="13.609cm" svg:x="1.4cm" svg:y="5.034cm" presentation:class="subtitle" presentation:user-transformed="true">
          <draw:text-box>
            <text:p text:style-name="P5"><text:span text:style-name="T6"/></text:p>
            <text:p text:style-name="P5"><text:span text:style-name="T6"/></text:p>
            <text:p text:style-name="P5"><text:span text:style-name="T6">La structure la plus simple est un </text:span><text:span text:style-name="T8">fichier texte</text:span><text:span text:style-name="T6">. </text:span></text:p>
            <text:p text:style-name="P5"/>
            <text:p text:style-name="P5"><text:span text:style-name="T6">Lorsque le fichier est constitué de bloc de données de même type, c’est un </text:span><text:span text:style-name="T8">fichier d’enregistrement</text:span><text:span text:style-name="T7">.</text:span></text:p>
            <text:p text:style-name="P5"><text:span text:style-name="T6"><text:s/></text:span></text:p>
            <text:p text:style-name="P5"><text:span text:style-name="T6">On y accède par bloc et non, octet par octet.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3T0"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6" draw:text-style-name="P7" draw:layer="layout" svg:width="25.199cm" svg:height="13.609cm" svg:x="1.4cm" svg:y="5.039cm" presentation:class="subtitle" presentation:user-transformed="true">
          <draw:text-box>
            <text:p text:style-name="P5"><text:span text:style-name="T9">L'accès ne se fait plus par le nom logique du fichier (</text:span><text:span text:style-name="T10">descripteur</text:span><text:span text:style-name="T9">), mais via un pointeur de type </text:span><text:span text:style-name="T10">FILE *</text:span><text:span text:style-name="T9">.</text:span></text:p>
            <text:p text:style-name="P5"><text:span text:style-name="T9"/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Ouverture/création : </text:span><text:span text:style-name="T11">fopen</text:span></text:p>
              </text:list-item>
              <text:list-item>
                <text:p xml:id="id1" text:id="id1" text:style-name="P5"><text:span text:style-name="T9">Lecture</text:span></text:p>
                <text:list>
                  <text:list-item>
                    <text:p xml:id="id2" text:id="id2" text:style-name="P5"><text:span text:style-name="T9">Caractère : </text:span><text:span text:style-name="T11">fgetc</text:span></text:p>
                  </text:list-item>
                  <text:list-item>
                    <text:p xml:id="id3" text:id="id3" text:style-name="P5"><text:span text:style-name="T9">Chaine : </text:span><text:span text:style-name="T11">fgets</text:span></text:p>
                  </text:list-item>
                  <text:list-item>
                    <text:p xml:id="id4" text:id="id4" text:style-name="P5"><text:span text:style-name="T9">Type particulier : </text:span><text:span text:style-name="T11">fscanf</text:span></text:p>
                  </text:list-item>
                  <text:list-item>
                    <text:p xml:id="id5" text:id="id5" text:style-name="P5"><text:span text:style-name="T9">Bloc : </text:span><text:span text:style-name="T11">fread</text:span></text:p>
                  </text:list-item>
                  <text:list-item>
                    <text:p text:style-name="P5"><text:span text:style-name="T12">Tester la fin de fichier :</text:span><text:span text:style-name="T11"> feof</text:span></text:p>
                  </text:list-item>
                </text:list>
              </text:list-item>
            </text:list>
            <text:p text:style-name="P8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draw:frame presentation:style-name="pr3" draw:text-style-name="P1" draw:layer="layout" svg:width="25.2cm" svg:height="2.4cm" svg:x="1.4cm" svg:y="0.8cm" presentation:class="title">
          <draw:text-box>
            <text:p text:style-name="P1">Accès haut niveau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9">Ecriture</text:span></text:p>
                <text:list>
                  <text:list-item>
                    <text:p xml:id="id6" text:id="id6" text:style-name="P5"><text:span text:style-name="T9">Caractère : </text:span><text:span text:style-name="T11">fputc</text:span></text:p>
                  </text:list-item>
                  <text:list-item>
                    <text:p xml:id="id7" text:id="id7" text:style-name="P5"><text:span text:style-name="T9">Chaine : </text:span><text:span text:style-name="T11">fputs</text:span></text:p>
                  </text:list-item>
                  <text:list-item>
                    <text:p xml:id="id8" text:id="id8" text:style-name="P5"><text:span text:style-name="T9">Type particulier : </text:span><text:span text:style-name="T11">fprintf</text:span></text:p>
                  </text:list-item>
                  <text:list-item>
                    <text:p xml:id="id9" text:id="id9" text:style-name="P5"><text:span text:style-name="T9">Bloc : </text:span><text:span text:style-name="T11">fwrite</text:span></text:p>
                  </text:list-item>
                </text:list>
              </text:list-item>
              <text:list-item>
                <text:p xml:id="id10" text:id="id10" text:style-name="P5"><text:span text:style-name="T9">Fermeture : </text:span><text:span text:style-name="T11">fclose</text:span></text:p>
              </text:list-item>
            </text:list>
            <text:p text:style-name="P8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0">
        <draw:frame presentation:style-name="pr8" draw:text-style-name="P2" draw:layer="layout" svg:width="25.2cm" svg:height="2.4cm" svg:x="1.4cm" svg:y="0.8cm" presentation:class="title">
          <draw:text-box>
            <text:p text:style-name="P1">Gestion des erreurs</text:p>
          </draw:text-box>
        </draw:frame>
        <draw:frame presentation:style-name="pr6" draw:text-style-name="P9" draw:layer="layout" svg:width="25.199cm" svg:height="13.609cm" svg:x="1.4cm" svg:y="5.04cm" presentation:class="subtitle" presentation:user-transformed="true">
          <draw:text-box>
            <text:p text:style-name="P5"><text:span text:style-name="T13">La plupart des fonctions d'ouverture, de lecture ou d'écriture mettent à jour une variable particulière en cas d'erreur.</text:span></text:p>
            <text:p text:style-name="P5"><text:span text:style-name="T13">Cette variable fait partie de la bibliothèque </text:span><text:span text:style-name="T14">&lt;errno.h&gt;</text:span><text:span text:style-name="T13"> et se nomme </text:span><text:span text:style-name="T15">errno</text:span><text:span text:style-name="T13"> et contient de numéro de l'erreur.</text:span></text:p>
            <text:p text:style-name="P5"><text:span text:style-name="T13"/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3T0">
        <draw:frame presentation:style-name="pr8" draw:text-style-name="P2" draw:layer="layout" svg:width="25.2cm" svg:height="2.4cm" svg:x="1.4cm" svg:y="0.8cm" presentation:class="title">
          <draw:text-box>
            <text:p text:style-name="P1">Gestion des erreurs</text:p>
          </draw:text-box>
        </draw:frame>
        <draw:frame presentation:style-name="pr9" draw:text-style-name="P9" draw:layer="layout" svg:width="25.199cm" svg:height="15.612cm" svg:x="1.4cm" svg:y="4.039cm" presentation:class="subtitle" presentation:user-transformed="true">
          <draw:text-box>
            <text:p text:style-name="P5"><text:span text:style-name="T13">Voici un exemple d'utilisation:</text:span></text:p>
            <text:p text:style-name="P5"><text:span text:style-name="T9"/></text:p>
            <text:p text:style-name="P11"><text:span text:style-name="T16">#</text:span><text:span text:style-name="T17">include</text:span><text:span text:style-name="T18"> </text:span><text:span text:style-name="T16">&lt;</text:span><text:span text:style-name="T19">stdio</text:span><text:span text:style-name="T16">.</text:span><text:span text:style-name="T19">h</text:span><text:span text:style-name="T16">&gt;</text:span></text:p>
            <text:p text:style-name="P11"><text:span text:style-name="T16">#</text:span><text:span text:style-name="T17">include</text:span><text:span text:style-name="T18"> </text:span><text:span text:style-name="T16">&lt;</text:span><text:span text:style-name="T19">stdlib</text:span><text:span text:style-name="T16">.</text:span><text:span text:style-name="T19">h</text:span><text:span text:style-name="T16">&gt;</text:span></text:p>
            <text:p text:style-name="P11"><text:span text:style-name="T16">#</text:span><text:span text:style-name="T17">include</text:span><text:span text:style-name="T18"> </text:span><text:span text:style-name="T16">&lt;</text:span><text:span text:style-name="T19">errno</text:span><text:span text:style-name="T16">.</text:span><text:span text:style-name="T19">h</text:span><text:span text:style-name="T16">&gt;</text:span></text:p>
            <text:p text:style-name="P12"><text:span text:style-name="T16">#</text:span><text:span text:style-name="T17">include</text:span><text:span text:style-name="T18"> </text:span><text:span text:style-name="T16">&lt;</text:span><text:span text:style-name="T19">string</text:span><text:span text:style-name="T16">.</text:span><text:span text:style-name="T19">h</text:span><text:span text:style-name="T16">&gt;</text:span></text:p>
            <text:p text:style-name="P11"><text:span text:style-name="T20">int</text:span><text:span text:style-name="T18"> </text:span><text:span text:style-name="T21">main</text:span><text:span text:style-name="T16">()</text:span></text:p>
            <text:p text:style-name="P11"><text:span text:style-name="T16">{</text:span></text:p>
            <text:p text:style-name="P11"><text:span text:style-name="T18"><text:s text:c="4"/></text:span><text:span text:style-name="T22">FILE</text:span><text:span text:style-name="T18"> </text:span><text:span text:style-name="T16">*</text:span><text:span text:style-name="T23">fd</text:span><text:span text:style-name="T16">;</text:span></text:p>
            <text:p text:style-name="P11"><text:span text:style-name="T16"><text:s text:c="4"/></text:span></text:p>
            <text:p text:style-name="P11"><text:span text:style-name="T18"><text:s text:c="4"/></text:span><text:span text:style-name="T23">fd</text:span><text:span text:style-name="T18"> </text:span><text:span text:style-name="T16">=</text:span><text:span text:style-name="T18"> </text:span><text:span text:style-name="T24">fopen</text:span><text:span text:style-name="T16">(</text:span><text:span text:style-name="T18"> </text:span><text:span text:style-name="T19">"/home/unfichier.txt"</text:span><text:span text:style-name="T16">,</text:span><text:span text:style-name="T18"> </text:span><text:span text:style-name="T19">"w+"</text:span><text:span text:style-name="T18"> </text:span><text:span text:style-name="T16">);</text:span></text:p>
            <text:p text:style-name="P11"><text:span text:style-name="T18"><text:s text:c="4"/></text:span><text:span text:style-name="T20">if</text:span><text:span text:style-name="T18"> </text:span><text:span text:style-name="T16">(</text:span><text:span text:style-name="T18"> </text:span><text:span text:style-name="T23">fd</text:span><text:span text:style-name="T18"> </text:span><text:span text:style-name="T16">==</text:span><text:span text:style-name="T18"> </text:span><text:span text:style-name="T17">NULL</text:span><text:span text:style-name="T18"> </text:span><text:span text:style-name="T16">)</text:span><text:span text:style-name="T18"> <text:s text:c="10"/></text:span><text:span text:style-name="T19">//</text:span><text:span text:style-name="T18"> </text:span><text:span text:style-name="T19">pb</text:span><text:span text:style-name="T18"> </text:span><text:span text:style-name="T19">ouverture</text:span><text:span text:style-name="T18"> </text:span><text:span text:style-name="T19">fichier</text:span></text:p>
            <text:p text:style-name="P11"><text:span text:style-name="T18"><text:s text:c="4"/></text:span><text:span text:style-name="T16">{</text:span></text:p>
            <text:p text:style-name="P11"><text:span text:style-name="T18"><text:s text:c="8"/></text:span><text:span text:style-name="T24">printf</text:span><text:span text:style-name="T16">(</text:span><text:span text:style-name="T18"> </text:span><text:span text:style-name="T19">"%s\n"</text:span><text:span text:style-name="T16">,</text:span><text:span text:style-name="T18"> </text:span><text:span text:style-name="T24">strerror</text:span><text:span text:style-name="T16">(</text:span><text:span text:style-name="T18"> </text:span><text:span text:style-name="T17">errno</text:span><text:span text:style-name="T18"> </text:span><text:span text:style-name="T16">)</text:span><text:span text:style-name="T18"> </text:span><text:span text:style-name="T16">);</text:span></text:p>
            <text:p text:style-name="P11"><text:span text:style-name="T18"><text:s text:c="8"/></text:span><text:span text:style-name="T24">exit</text:span><text:span text:style-name="T16">(</text:span><text:span text:style-name="T18"> </text:span><text:span text:style-name="T17">errno</text:span><text:span text:style-name="T18"> </text:span><text:span text:style-name="T16">);</text:span></text:p>
            <text:p text:style-name="P11"><text:span text:style-name="T18"><text:s text:c="4"/></text:span><text:span text:style-name="T16">}</text:span></text:p>
            <text:p text:style-name="P11"><text:span text:style-name="T18"><text:s text:c="4"/></text:span><text:span text:style-name="T20">return</text:span><text:span text:style-name="T18"> </text:span><text:span text:style-name="T17">EXIT_SUCCESS</text:span><text:span text:style-name="T16">;</text:span></text:p>
            <text:p text:style-name="P11"><text:span text:style-name="T16">}</text:span></text:p>
          </draw:text-box>
        </draw:frame>
        <draw:custom-shape draw:style-name="gr2" draw:text-style-name="P14" xml:id="id11" draw:id="id11" draw:layer="layout" svg:width="12cm" svg:height="2cm" svg:x="14.4cm" svg:y="6.8cm">
          <text:p text:style-name="P13">Afficher le message d'erreur </text:p>
          <text:p text:style-name="P13">correspondant au numéro errno</text:p>
          <draw:enhanced-geometry svg:viewBox="0 0 21600 21600" draw:text-areas="800 800 20800 20800" draw:type="round-rectangular-callout" draw:modifiers="-9571.60236646946 97237.78110944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draw:frame presentation:style-name="pr8" draw:text-style-name="P2" draw:layer="layout" svg:width="25.2cm" svg:height="2.4cm" svg:x="1.4cm" svg:y="0.8cm" presentation:class="title">
          <draw:text-box>
            <text:p text:style-name="P1">LES IMPERATIFS</text:p>
          </draw:text-box>
        </draw:frame>
        <draw:frame presentation:style-name="pr10" draw:layer="layout" svg:width="25.2cm" svg:height="12.179cm" svg:x="1.4cm" svg:y="5.066cm" presentation:class="outline">
          <draw:text-box>
            <text:list text:style-name="L2">
              <text:list-item>
                <text:p>Toutes les fonctions de manipulations de fichiers retournent une valeur.</text:p>
              </text:list-item>
              <text:list-item>
                <text:p>Cette dernière doit <text:span text:style-name="T25">OBLIGATOIREMENT</text:span> être testée afin de savoir si l'opération sur le fichier s'est effectuée correctem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2" svg:font-family="'Lohit Devanagari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style:font-name="Wingdings2" fo:font-family="Wingdings" style:font-pitch="variable" style:font-charset="x-symbol" fo:font-size="12pt" fo:language="en" fo:country="US" style:language-asian="en" style:country-asian="US" style:font-name-complex="Wingdings2" style:font-family-complex="Wingdings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fo:font-size="12pt" fo:language="en" fo:country="US" style:language-asian="en" style:country-asian="US" style:font-name-complex="Courier New2" style:font-family-complex="'Courier New'" style:font-family-generic-complex="modern" style:font-pitch-complex="fixed" style:font-size-complex="12pt"/>
    </style:style>
    <style:style style:name="WW8Num3z3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en" fo:country="US" style:language-asian="en" style:country-asian="US" style:font-name-complex="Symbol1" style:font-family-complex="Symbol" style:font-family-generic-complex="roman" style:font-pitch-complex="variable" style:font-charset-complex="x-symbol" style:font-size-complex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20.075cm" svg:y="19.131cm" presentation:class="page-number">
        <draw:text-box>
          <text:p text:style-name="MP12"><text:span text:style-name="MT1"><text:page-number>&lt;numéro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2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2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9" draw:layer="backgroundobjects" svg:width="6.523cm" svg:height="1.448cm" svg:x="1.4cm" svg:y="19.129cm" presentation:class="date-time">
        <draw:text-box>
          <text:p text:style-name="MP8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5cm" svg:y="19.129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13" draw:layer="backgroundobjects" svg:width="6.523cm" svg:height="1.448cm" svg:x="20.075cm" svg:y="19.129cm" presentation:class="page-number">
        <draw:text-box>
          <text:p text:style-name="MP12"><text:span text:style-name="MT1"><text:page-number>&lt;numéro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creation-date>2009-11-23T08:23:37</meta:creation-date>
    <dc:date>2020-01-08T08:36:52.749081105</dc:date>
    <meta:editing-cycles>30</meta:editing-cycles>
    <meta:editing-duration>PT3H25M10S</meta:editing-duration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